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opacity="55%" draw:textarea-horizontal-align="justify" draw:textarea-vertical-align="middle" draw:auto-grow-height="false" fo:min-height="0cm" fo:min-width="0cm" fo:padding-top="0.125cm" fo:padding-bottom="0.125cm" fo:padding-left="0.25cm" fo:padding-right="0.25cm" draw:shadow-opacity="55%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none" svg:stroke-color="#000000" draw:fill="none" draw:fill-color="#ffffff" fo:min-height="0.3cm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fill="solid" draw:fill-color="#ff950e" draw:textarea-vertical-align="middle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aec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3cm" svg:height="2.1cm" svg:x="3cm" svg:y="2.7cm">
          <text:p text:style-name="P1"><text:span text:style-name="T1">teleinfoReadFr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8cm" svg:height="6.6cm" svg:x="1.8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cm" svg:height="2.1cm" svg:x="9.7cm" svg:y="5.9cm">
          <text:p text:style-name="P1"><text:span text:style-name="T1">frameQueue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0.7cm" svg:height="1.6cm" svg:x="9.8cm" svg:y="2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cm" svg:height="1.6cm" svg:x="10.5cm" svg:y="2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cm" svg:height="1.6cm" svg:x="11.2cm" svg:y="2.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9.8cm" svg:y1="2.9cm" svg:x2="9cm" svg:y2="2.9cm">
            <text:p/>
          </draw:line>
          <draw:line draw:style-name="gr4" draw:text-style-name="P1" draw:layer="layout" svg:x1="9.8cm" svg:y1="4.5cm" svg:x2="9cm" svg:y2="4.5cm">
            <text:p/>
          </draw:line>
        </draw:g>
        <draw:line draw:style-name="gr5" draw:text-style-name="P1" draw:layer="layout" svg:x1="7.3cm" svg:y1="3.7cm" svg:x2="9.8cm" svg:y2="3.7cm">
          <text:p/>
        </draw:line>
        <draw:path draw:style-name="gr6" draw:text-style-name="P1" draw:layer="layout" svg:width="6.338cm" svg:height="3.171cm" svg:x="7.434cm" svg:y="3.744cm" svg:viewBox="0 0 6339 3172" svg:d="m4512 2c409-22 777 118 1152 262 235 92 786 31 655 498-97 345-443 401-707 498-266 98-557 134-812 262-267 134-559 67-838 78-297 12-594 0-891 0-306 0-613-10-917 0-271 9-538-4-812 53-262 55-544 44-786 157-208 97-682 136-524 524 115 284 258 610 577 707 261 81 542 68 812 105 277 39 558 19 838 26v0">
          <text:p/>
        </draw:path>
        <draw:frame draw:style-name="gr7" draw:layer="layout" svg:width="6.1cm" svg:height="0.962cm" svg:x="1.762cm" svg:y="7.521cm">
          <draw:text-box>
            <text:p>readFrames</text:p>
          </draw:text-box>
        </draw:frame>
        <draw:frame draw:style-name="gr8" draw:text-style-name="P3" draw:layer="layout" svg:width="4.4cm" svg:height="0.725cm" svg:x="9.2cm" svg:y="2.2cm">
          <draw:text-box>
            <text:p><text:span text:style-name="T1">frameQueue</text:span></text:p>
          </draw:text-box>
        </draw:frame>
        <draw:custom-shape draw:style-name="gr2" draw:text-style-name="P1" draw:layer="layout" svg:width="12.8cm" svg:height="6.6cm" svg:x="15.2cm" svg:y="1.8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" draw:layer="layout" svg:width="0.7cm" svg:height="1.6cm" svg:x="17.3cm" svg:y="4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7cm" svg:height="1.6cm" svg:x="18cm" svg:y="4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7cm" svg:height="1.6cm" svg:x="18.7cm" svg:y="4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7.3cm" svg:y1="4.2cm" svg:x2="16.5cm" svg:y2="4.2cm">
            <text:p/>
          </draw:line>
          <draw:line draw:style-name="gr10" draw:text-style-name="P1" draw:layer="layout" svg:x1="17.3cm" svg:y1="5.8cm" svg:x2="16.5cm" svg:y2="5.8cm">
            <text:p/>
          </draw:line>
        </draw:g>
        <draw:custom-shape draw:style-name="gr11" draw:text-style-name="P2" draw:layer="layout" svg:width="4.3cm" svg:height="2.1cm" svg:x="21.4cm" svg:y="3.9cm">
          <text:p text:style-name="P1"><text:span text:style-name="T1">saveTele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8cm" svg:height="6.6cm" svg:x="8.5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4cm" svg:height="0.725cm" svg:x="16.6cm" svg:y="3.375cm">
          <draw:text-box>
            <text:p><text:span text:style-name="T1">teleinfoQueue</text:span></text:p>
          </draw:text-box>
        </draw:frame>
        <draw:frame draw:style-name="gr7" draw:layer="layout" svg:width="6.1cm" svg:height="0.962cm" svg:x="15.1cm" svg:y="7.538cm">
          <draw:text-box>
            <text:p>populateDatabase</text:p>
          </draw:text-box>
        </draw:frame>
        <draw:custom-shape draw:style-name="gr12" draw:text-style-name="P2" draw:layer="layout" svg:width="3.6cm" svg:height="1.6cm" svg:x="10.4cm" svg:y="11.7cm">
          <text:p text:style-name="P1"><text:span text:style-name="T1">updateData</text:span></text:p>
          <draw:enhanced-geometry svg:viewBox="0 0 21600 21600" draw:type="rectangle" draw:enhanced-path="M 0 0 L 21600 0 21600 21600 0 21600 0 0 Z N"/>
        </draw:custom-shape>
        <draw:frame draw:style-name="gr7" draw:layer="layout" svg:width="6.1cm" svg:height="0.962cm" svg:x="8.5cm" svg:y="14.638cm">
          <draw:text-box>
            <text:p>runWebServer</text:p>
          </draw:text-box>
        </draw:frame>
        <draw:path draw:style-name="gr6" draw:text-style-name="P1" draw:layer="layout" svg:width="3.064cm" svg:height="1.886cm" svg:x="14.015cm" svg:y="5.082cm" svg:viewBox="0 0 3065 1887" svg:d="m0 1887c269-69 615 32 885-69 328-123 346-349 425-639 82-304 262-518 367-786 119-303 449-393 733-393h262 262 131">
          <text:p/>
        </draw:path>
        <draw:path draw:style-name="gr6" draw:text-style-name="P1" draw:layer="layout" svg:width="3.099cm" svg:height="4.521cm" svg:x="11.9cm" svg:y="7.178cm" svg:viewBox="0 0 3100 4522" svg:d="m2089 0c811 222 657 264 811 522 300 500 200 800 100 1100-100 600-2331 1293-2300 1600-400 400-700 1300-700 1300">
          <text:p/>
        </draw:path>
        <draw:custom-shape draw:style-name="gr11" draw:text-style-name="P2" draw:layer="layout" svg:width="4.3cm" svg:height="2.1cm" svg:x="16.5cm" svg:y="10.5cm">
          <text:p text:style-name="P1"><text:span text:style-name="T1">get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6cm" svg:height="3.1cm" svg:x="24.3cm" svg:y="10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1" draw:layer="layout" svg:x1="19.5cm" svg:y1="5cm" svg:x2="21.5cm" svg:y2="5cm">
          <text:p/>
        </draw:line>
        <draw:path draw:style-name="gr6" draw:text-style-name="P1" draw:layer="layout" svg:width="1.632cm" svg:height="4.269cm" svg:x="23.699cm" svg:y="5.973cm" svg:viewBox="0 0 1633 4270" svg:d="m9 0c-1 270-19 542 0 812 23 328 152 642 210 969 59 335 293 559 471 813 183 261 340 531 524 812 187 285 183 571 393 812l26 52">
          <text:p/>
        </draw:path>
        <draw:path draw:style-name="gr6" draw:text-style-name="P1" draw:layer="layout" svg:width="2.514cm" svg:height="1.062cm" svg:x="13.963cm" svg:y="11.605cm" svg:viewBox="0 0 2515 1063" svg:d="m2515 0c-425 63-487 580-838 734-272 119-482 396-813 314h-262-366-236">
          <text:p/>
        </draw:path>
        <draw:line draw:style-name="gr5" draw:text-style-name="P1" draw:layer="layout" svg:x1="24.3cm" svg:y1="11.8cm" svg:x2="20.9cm" svg:y2="11.6cm">
          <text:p/>
        </draw:line>
        <draw:custom-shape draw:style-name="gr2" draw:text-style-name="P1" draw:layer="layout" svg:width="5.2cm" svg:height="4.3cm" svg:x="15.8cm" svg:y="9.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6.1cm" svg:height="0.962cm" svg:x="15.8cm" svg:y="12.8cm">
          <draw:text-box>
            <text:p>Not readFra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</meta:initial-creator>
    <meta:creation-date>2015-07-30T17:16:06.939912951</meta:creation-date>
    <dc:date>2015-07-30T22:10:33.293299128</dc:date>
    <dc:creator>Emmanuel </dc:creator>
    <meta:editing-duration>PT2H37M26S</meta:editing-duration>
    <meta:editing-cycles>9</meta:editing-cycles>
    <meta:generator>LibreOffice/4.1.3.2$Linux_X86_64 LibreOffice_project/410m0$Build-2</meta:generator>
    <meta:document-statistic meta:object-count="36"/>
  </office:meta>
</office:document-meta>
</file>